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en" fo:country="G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P84" style:parent-style-name="TableContents" style:family="paragraph">
      <style:text-properties fo:language="ru" fo:country="RU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language="ru" fo:country="RU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 fo:language="ru" fo:country="RU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language="ru" fo:country="RU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language="ru" fo:country="RU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language="ru" fo:country="RU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P116" style:parent-style-name="TableContents" style:family="paragraph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language="ru" fo:country="RU"/>
    </style:style>
    <style:style style:name="P130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Лысков Сергей Анатольевич</text:p>
          </table:table-cell>
        </table:table-row>
        <table:table-row table:style-name="TableRow10">
          <table:table-cell table:style-name="TableCell11" table:number-columns-spanned="2">
            <text:p text:style-name="P12">C#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Изменение реализации виртуального метода базового класса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Открытые<text:s/>–<text:s/>можно наследоваться и закрытые – нельзя наследоваться, открытые можно разделить на стандартные – можно явно создать экземпляр класса и абстрактные – нельзя явно создать экземпляр класса, те «за кулисами» создается экземпляр класса, когда создается экземпляр производного от абстрактного класса.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ы<text:s/></text:span>sealed<text:span text:style-name="T27">,<text:s/></text:span>readonly<text:span text:style-name="T28">,<text:s/></text:span>const<text:span text:style-name="T29">?<text:s/></text:span><text:span text:style-name="T30">В чем отличие между ними?</text:span></text:p>
          </table:table-cell>
          <table:table-cell table:style-name="TableCell31">
            <text:p text:style-name="TableContents">Sealed<text:span text:style-name="T32"><text:s/>–<text:s/></text:span><text:span text:style-name="T33">запечатанный</text:span><text:span text:style-name="T34">/</text:span><text:span text:style-name="T35">закрытый класс, от которого нельзя наследоваться, но который может быть производным от открытого класса; можно применить, например, для описания конкретной модели автомобиля.</text:span></text:p>
            <text:p text:style-name="TableContents">Readonly<text:span text:style-name="T36"><text:s/></text:span><text:span text:style-name="T37">–</text:span><text:span text:style-name="T38"><text:s/></text:span><text:span text:style-name="T39">поле</text:span><text:span text:style-name="T40">/</text:span><text:span text:style-name="T41">свойство, которое должно быть инициализировано сразу при объявлении или в конструкторе класса, после чего присваивать новое значение нельзя, такое поле</text:span><text:span text:style-name="T42">/</text:span><text:span text:style-name="T43">свойство для чтения может быть статическим и не статическим.</text:span></text:p>
            <text:p text:style-name="TableContents">Const<text:span text:style-name="T44"><text:s/>–<text:s/></text:span><text:span text:style-name="T45">поле, значение которого должно быть инициализировано только при объявлении, далее значение менять нельзя, является неявно статическим полем.</text:span></text:p>
          </table:table-cell>
        </table:table-row>
        <table:table-row table:style-name="TableRow46">
          <table:table-cell table:style-name="TableCell47">
            <text:p text:style-name="TableContents"><text:span text:style-name="T48">Какие есть варианты использования ключевого слова<text:s/></text:span>try<text:span text:style-name="T49">?<text:s/></text:span><text:span text:style-name="T50">Для чего используется ключевое слово<text:s/></text:span>using<text:span text:style-name="T51">?</text:span></text:p>
          </table:table-cell>
          <table:table-cell table:style-name="TableCell52">
            <text:p text:style-name="TableContents">Try<text:span text:style-name="T53"><text:s/></text:span><text:span text:style-name="T54">–<text:s/></text:span><text:span text:style-name="T55">для создания конструкции обработки исключений<text:s/></text:span><text:span text:style-name="T56">try{}catch{}finally{}</text:span><text:span text:style-name="T57">, причем можно опускать как блок<text:s/></text:span><text:span text:style-name="T58">catch{}</text:span><text:span text:style-name="T59">, так и блок<text:s/></text:span><text:span text:style-name="T60">finally{}</text:span><text:span text:style-name="T61">,<text:s/></text:span><text:span text:style-name="T62"><text:s/></text:span><text:span text:style-name="T63">и для попытки парсинга из одного типа данных в другой.</text:span></text:p>
            <text:p text:style-name="TableContents">Using<text:span text:style-name="T64"><text:s/></text:span><text:span text:style-name="T65">–</text:span><text:span text:style-name="T66"><text:s/></text:span><text:span text:style-name="T67">для подключения пространств</text:span><text:span text:style-name="T68"><text:s/>имен в файл кода</text:span><text:span text:style-name="T69"><text:s/></text:span><text:span text:style-name="T70">и создания псевдонимов</text:span><text:span text:style-name="T71">, для создания конструкции<text:s/></text:span>using<text:span text:style-name="T72">(</text:span><text:span text:style-name="T73">объект, реализующий интерфейс<text:s/></text:span>IDisposable<text:span text:style-name="T74">){}</text:span></text:p>
          </table:table-cell>
        </table:table-row>
        <table:table-row table:style-name="TableRow75">
          <table:table-cell table:style-name="TableCell76">
            <text:p text:style-name="TableContents"><text:span text:style-name="T77">Какие есть стандартные реализации интерфейса<text:s/></text:span>ICollection<text:span text:style-name="T78"><text:s/></text:span><text:span text:style-name="T79">и в каких ситуациях их нужно использовать?</text:span></text:p>
          </table:table-cell>
          <table:table-cell table:style-name="TableCell80">
            <text:p text:style-name="TableContents">List&lt;T&gt;,<text:s/>Dictionary&lt;TKey,TValue&gt;, Stack&lt;T&gt;, Queue&lt;T&gt;,</text:p>
            <text:p text:style-name="TableContents">SortedSet<text:span text:style-name="T81">&lt;</text:span>T<text:span text:style-name="T82">&gt;,<text:s/></text:span>ArrayList<text:span text:style-name="T83">.</text:span></text:p>
            <text:p text:style-name="P84">Используем, когда нужно создать коллекцию объектов для дальнейшего использования.</text:p>
          </table:table-cell>
        </table:table-row>
        <table:table-row table:style-name="TableRow85">
          <table:table-cell table:style-name="TableCell86">
            <text:p text:style-name="TableContents"><text:span text:style-name="T87">В чём основная идея<text:s/></text:span>LINQ<text:span text:style-name="T88">?</text:span></text:p>
          </table:table-cell>
          <table:table-cell table:style-name="TableCell89">
            <text:p text:style-name="P90">В упрощенном способе получения данных из различных хранилищ, например, бд, коллекций.</text:p>
          </table:table-cell>
        </table:table-row>
        <table:table-row table:style-name="TableRow91">
          <table:table-cell table:style-name="TableCell92" table:number-columns-spanned="2">
            <text:p text:style-name="P93">Разное</text:p>
          </table:table-cell>
          <table:covered-table-cell/>
        </table:table-row>
        <table:table-row table:style-name="TableRow94">
          <table:table-cell table:style-name="TableCell95">
            <text:p text:style-name="P96">Каким критериям должна удовлетворять «хорошая» хэш-функция?</text:p>
          </table:table-cell>
          <table:table-cell table:style-name="TableCell97">
            <text:p text:style-name="P98">Быстро вычисляемая и с минимально возможными коллизиями.</text:p>
          </table:table-cell>
        </table:table-row>
        <text:soft-page-break/>
        <table:table-row table:style-name="TableRow99">
          <table:table-cell table:style-name="TableCell100">
            <text:p text:style-name="TableContents"><text:span text:style-name="T101">В чём причина популярности и широкого распространения кодировки<text:s/></text:span>UTF<text:span text:style-name="T102">-8?</text:span></text:p>
          </table:table-cell>
          <table:table-cell table:style-name="TableCell103">
            <text:p text:style-name="P104">Содержит любой символ юникода, более безопасная, более быстрая.</text:p>
          </table:table-cell>
        </table:table-row>
        <table:table-row table:style-name="TableRow105">
          <table:table-cell table:style-name="TableCell106">
            <text:p text:style-name="TableContents"><text:span text:style-name="T107">Сравните форматы<text:s/></text:span>XML<text:span text:style-name="T108"><text:s/></text:span><text:span text:style-name="T109">и<text:s/></text:span>JSON<text:span text:style-name="T110">.<text:s/></text:span><text:span text:style-name="T111">Когда<text:s/></text:span><text:span text:style-name="T112">какой использовать?</text:span></text:p>
          </table:table-cell>
          <table:table-cell table:style-name="TableCell113">
            <text:p text:style-name="TableContents">XML<text:span text:style-name="T114"><text:s/>– расширяемый язык разметки.</text:span></text:p>
            <text:p text:style-name="TableContents">JSON<text:span text:style-name="T115"><text:s/>– формат обмена данными, массив данных.</text:span></text:p>
            <text:p text:style-name="P116"/>
            <text:p text:style-name="TableContents">XML<text:span text:style-name="T117"><text:s/></text:span><text:span text:style-name="T118">используется для передачи данных с технологией<text:s/></text:span>SOAP<text:span text:style-name="T119">,<text:s/></text:span></text:p>
            <text:p text:style-name="TableContents">JSON<text:span text:style-name="T120"><text:s/></text:span><text:span text:style-name="T121">и<text:s/></text:span>XML<text:span text:style-name="T122"><text:s/></text:span><text:span text:style-name="T123">используется для передачи данных с технологией<text:s/></text:span>REST</text:p>
          </table:table-cell>
        </table:table-row>
        <table:table-row table:style-name="TableRow124">
          <table:table-cell table:style-name="TableCell125">
            <text:p text:style-name="TableContents"><text:span text:style-name="T126">Опишите что будет происходить «под капотом» после ввода адреса сайта в браузере и нажатия<text:s/></text:span>Enter<text:span text:style-name="T127">?</text:span></text:p>
          </table:table-cell>
          <table:table-cell table:style-name="TableCell128">
            <text:p text:style-name="P129">Отправка запроса на сервер, далее обработка сервером этого запроса и отправка ответа клиенту-браузеру.</text:p>
          </table:table-cell>
        </table:table-row>
      </table:table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Сергей Лысков</meta:initial-creator>
    <dc:creator>Сергей Лысков</dc:creator>
    <meta:creation-date>2017-10-20T23:40:00Z</meta:creation-date>
    <dc:date>2021-04-12T20:27:00Z</dc:date>
    <meta:template xlink:href="Normal.dotm" xlink:type="simple"/>
    <meta:editing-cycles>10</meta:editing-cycles>
    <meta:editing-duration>PT10080S</meta:editing-duration>
    <meta:document-statistic meta:page-count="2" meta:paragraph-count="5" meta:word-count="411" meta:character-count="2753" meta:row-count="19" meta:non-whitespace-character-count="2347"/>
  </office:meta>
</office:document-meta>
</file>